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e139"/>
    </style:style>
    <style:style style:name="P2" style:family="paragraph" style:parent-style-name="Standard">
      <style:text-properties fo:font-weight="bold" officeooo:rsid="0020c61a" officeooo:paragraph-rsid="0020c61a" style:font-weight-asian="bold" style:font-weight-complex="bold"/>
    </style:style>
    <style:style style:name="P3" style:family="paragraph" style:parent-style-name="Table_20_Contents">
      <style:text-properties officeooo:rsid="002091da" officeooo:paragraph-rsid="002091da"/>
    </style:style>
    <style:style style:name="P4" style:family="paragraph" style:parent-style-name="Table_20_Contents">
      <style:text-properties officeooo:rsid="001552ed" officeooo:paragraph-rsid="000ae139"/>
    </style:style>
    <style:style style:name="P5" style:family="paragraph" style:parent-style-name="Table_20_Contents">
      <style:text-properties officeooo:rsid="0023c411" officeooo:paragraph-rsid="000ae139"/>
    </style:style>
    <style:style style:name="P6" style:family="paragraph" style:parent-style-name="Standard">
      <style:text-properties officeooo:rsid="002091da" officeooo:paragraph-rsid="002784c2"/>
    </style:style>
    <style:style style:name="P7" style:family="paragraph" style:parent-style-name="Standard">
      <style:text-properties fo:font-weight="normal" officeooo:rsid="001e71eb" officeooo:paragraph-rsid="001c633d" style:font-weight-asian="normal" style:font-weight-complex="normal"/>
    </style:style>
    <style:style style:name="P8" style:family="paragraph" style:parent-style-name="Standard">
      <style:text-properties fo:font-weight="normal" officeooo:rsid="0020c61a" officeooo:paragraph-rsid="0020c61a" style:font-weight-asian="normal" style:font-weight-complex="normal"/>
    </style:style>
    <style:style style:name="P9" style:family="paragraph" style:parent-style-name="Standard">
      <style:text-properties fo:font-style="normal" fo:font-weight="bold" officeooo:rsid="00292fad" officeooo:paragraph-rsid="00292fa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style="normal" fo:font-weight="bold" officeooo:rsid="00318d18" officeooo:paragraph-rsid="0032500e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style="normal" fo:font-weight="bold" officeooo:rsid="0032500e" officeooo:paragraph-rsid="0032500e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tyle="normal" fo:font-weight="bold" officeooo:rsid="00358e65" officeooo:paragraph-rsid="00358e65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318d18" officeooo:paragraph-rsid="00318d18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358e65" officeooo:paragraph-rsid="00358e65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2f398f" officeooo:paragraph-rsid="002f398f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33c9d9" officeooo:paragraph-rsid="002f398f" style:font-style-asian="normal" style:font-weight-asian="bold" style:font-style-complex="normal" style:font-weight-complex="bold"/>
    </style:style>
    <style:style style:name="T1" style:family="text">
      <style:text-properties officeooo:rsid="00245fe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58e65" style:font-weight-asian="normal" style:font-weight-complex="normal"/>
    </style:style>
    <style:style style:name="T4" style:family="text">
      <style:text-properties fo:font-weight="normal" officeooo:rsid="00374c03" style:font-weight-asian="normal" style:font-weight-complex="normal"/>
    </style:style>
    <style:style style:name="T5" style:family="text">
      <style:text-properties officeooo:rsid="001e71eb"/>
    </style:style>
    <style:style style:name="T6" style:family="text">
      <style:text-properties officeooo:rsid="002784c2"/>
    </style:style>
    <style:style style:name="T7" style:family="text">
      <style:text-properties officeooo:rsid="00318d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><text:span text:style-name="T5">I</text:span>nterviewer Notes:</text:p>
      <text:p text:style-name="P8"/>
      <text:p text:style-name="P9">- Ask, describe <text:span text:style-name="T7">the Prototype pattern.</text:span></text:p>
      <text:p text:style-name="P11"><text:span text:style-name="T2">A superclass defines an abstract/virtual method called clone(), or the like. Child classes inherit from that superclass, and implement the clone() method. The child also registers a unique key, and an instance with the superclass. </text:span></text:p>
      <text:p text:style-name="P11"><text:span text:style-name="T2"/></text:p>
      <text:p text:style-name="P11"><text:span text:style-name="T2">When client code needs an instance of the child class, it calls </text:span><text:span text:style-name="T3">a factory method on </text:span><text:span text:style-name="T2">the superclass and provides the key to the child class. The superclass returns the instance, and the client code calls clone() on it.</text:span></text:p>
      <text:p text:style-name="P11"><text:span text:style-name="T2"/></text:p>
      <text:p text:style-name="P12"><text:span text:style-name="T2">Prototype makes an instance of a class the “breeder” for all other instances.</text:span></text:p>
      <text:p text:style-name="P10"><text:span text:style-name="T2"/></text:p>
      <text:p text:style-name="P14">- Ask, what are the benefits?</text:p>
      <text:p text:style-name="P12"><text:span text:style-name="T2">When object initialization is expensive, creating copies in this way can enhance performance.</text:span></text:p>
      <text:p text:style-name="P13"><text:span text:style-name="T2"/></text:p>
      <text:p text:style-name="P14">- Ask, when could object initialization be expensive?</text:p>
      <text:p text:style-name="P12"><text:span text:style-name="T2">If, for instance, the class needed to make a database query, or a linear search of a large data set, or read a file from a potentially slow socket connection, those would be expensive operations.</text:span></text:p>
      <text:p text:style-name="P13"><text:span text:style-name="T2"/></text:p>
      <text:p text:style-name="P14"><text:span text:style-name="T2"/></text:p>
      <text:p text:style-name="P14"><text:span text:style-name="T2">Related Patterns:</text:span></text:p>
      <text:p text:style-name="P14"><text:span text:style-name="T2"><text:tab/>Factory</text:span></text:p>
      <text:p text:style-name="P14"><text:span text:style-name="T2"><text:tab/></text:span><text:span text:style-name="T4">Flyweight</text:span></text:p>
      <text:p text:style-name="P14"><text:span text:style-name="T2"><text:tab/>Singleton</text:span></text:p>
      <text:p text:style-name="P13"><text:span text:style-name="T2"/></text:p>
      <text:p text:style-name="P13"><text:span text:style-name="T2"/></text:p>
      <text:p text:style-name="P13"><text:span text:style-name="T2">Next Steps:</text:span></text:p>
      <text:p text:style-name="P13"><text:span text:style-name="T2"><text:tab/>Other Design: Patterns: (Easy)</text:span></text:p>
      <text:p text:style-name="P13"><text:span text:style-name="T2"><text:tab/>Data Structures: Dictionary / Map (Easy)</text:span></text:p>
      <text:p text:style-name="P15"><text:span text:style-name="T2"><text:tab/></text:span></text:p>
      <text:p text:style-name="P1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6d5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2091da" officeooo:paragraph-rsid="002784c2"/>
    </style:style>
    <style:style style:name="MP2" style:family="paragraph" style:parent-style-name="Table_20_Contents">
      <style:text-properties officeooo:rsid="002091da" officeooo:paragraph-rsid="002091da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style style:name="MT1" style:family="text">
      <style:text-properties officeooo:rsid="002784c2"/>
    </style:style>
    <style:style style:name="MT2" style:family="text">
      <style:text-properties officeooo:rsid="00245fe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Design Patterns – Basic – <text:span text:style-name="MT1"><text:s/>Prototype</text:span></text:p>
            </table:table-cell>
            <table:table-cell table:style-name="Table3.A1" office:value-type="string">
              <text:p text:style-name="MP2">Design / <text:span text:style-name="MT2">Patterns</text:span></text:p>
            </table:table-cell>
            <table:table-cell table:style-name="Table3.A1" office:value-type="string">
              <text:p text:style-name="MP3">Easy</text:p>
            </table:table-cell>
            <table:table-cell table:style-name="Table3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5-11T15:36:44.792000000</dc:date>
    <meta:editing-duration>PT23H31M41S</meta:editing-duration>
    <meta:editing-cycles>16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21" meta:word-count="186" meta:character-count="1148" meta:non-whitespace-character-count="972"/>
  </office:meta>
</office:document-meta>
</file>